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style:font-name="Arial" officeooo:rsid="000d06bc" officeooo:paragraph-rsid="000d06bc"/>
    </style:style>
    <style:style style:name="P2" style:family="paragraph" style:parent-style-name="Standard">
      <style:paragraph-properties fo:line-height="150%"/>
      <style:text-properties style:font-name="Arial" officeooo:rsid="000d06bc" officeooo:paragraph-rsid="0014e99b"/>
    </style:style>
    <style:style style:name="P3" style:family="paragraph" style:parent-style-name="Standard">
      <style:paragraph-properties fo:line-height="100%">
        <style:tab-stops>
          <style:tab-stop style:position="0.72cm"/>
        </style:tab-stops>
      </style:paragraph-properties>
      <style:text-properties style:font-name="Arial" fo:font-size="11pt" officeooo:rsid="000d06bc" officeooo:paragraph-rsid="000d06bc" style:font-size-asian="11pt" style:font-size-complex="11pt"/>
    </style:style>
    <style:style style:name="P4" style:family="paragraph" style:parent-style-name="Standard">
      <style:paragraph-properties fo:line-height="100%">
        <style:tab-stops>
          <style:tab-stop style:position="0.72cm"/>
        </style:tab-stops>
      </style:paragraph-properties>
      <style:text-properties style:font-name="Arial" fo:font-size="11pt" officeooo:rsid="000d06bc" officeooo:paragraph-rsid="00238daf" style:font-size-asian="11pt" style:font-size-complex="11pt"/>
    </style:style>
    <style:style style:name="P5" style:family="paragraph" style:parent-style-name="Standard">
      <style:paragraph-properties fo:line-height="100%">
        <style:tab-stops>
          <style:tab-stop style:position="0.72cm"/>
        </style:tab-stops>
      </style:paragraph-properties>
      <style:text-properties style:font-name="Arial" fo:font-size="11pt" officeooo:rsid="000d06bc" officeooo:paragraph-rsid="00120e9c" style:font-size-asian="11pt" style:font-size-complex="11pt"/>
    </style:style>
    <style:style style:name="P6" style:family="paragraph" style:parent-style-name="Standard">
      <style:paragraph-properties fo:line-height="100%">
        <style:tab-stops>
          <style:tab-stop style:position="0.72cm"/>
        </style:tab-stops>
      </style:paragraph-properties>
      <style:text-properties style:font-name="Arial" fo:font-size="11pt" officeooo:rsid="000d06bc" officeooo:paragraph-rsid="00213f7a" style:font-size-asian="11pt" style:font-size-complex="11pt"/>
    </style:style>
    <style:style style:name="P7" style:family="paragraph" style:parent-style-name="Standard">
      <style:paragraph-properties fo:line-height="100%">
        <style:tab-stops>
          <style:tab-stop style:position="0.72cm"/>
        </style:tab-stops>
      </style:paragraph-properties>
      <style:text-properties style:font-name="Arial" fo:font-size="11pt" officeooo:rsid="000d06bc" officeooo:paragraph-rsid="001804b8" style:font-size-asian="11pt" style:font-size-complex="11pt"/>
    </style:style>
    <style:style style:name="P8" style:family="paragraph" style:parent-style-name="Standard">
      <style:paragraph-properties fo:line-height="100%">
        <style:tab-stops>
          <style:tab-stop style:position="0.72cm"/>
        </style:tab-stops>
      </style:paragraph-properties>
      <style:text-properties style:font-name="Arial" fo:font-size="11pt" officeooo:rsid="000d06bc" officeooo:paragraph-rsid="0019e1e3" style:font-size-asian="11pt" style:font-size-complex="11pt"/>
    </style:style>
    <style:style style:name="P9" style:family="paragraph" style:parent-style-name="Standard">
      <style:paragraph-properties fo:line-height="100%">
        <style:tab-stops>
          <style:tab-stop style:position="0.72cm"/>
        </style:tab-stops>
      </style:paragraph-properties>
      <style:text-properties style:font-name="Arial" fo:font-size="11pt" officeooo:rsid="000d06bc" officeooo:paragraph-rsid="001b42a4" style:font-size-asian="11pt" style:font-size-complex="11pt"/>
    </style:style>
    <style:style style:name="P10" style:family="paragraph" style:parent-style-name="Standard">
      <style:paragraph-properties fo:line-height="100%">
        <style:tab-stops>
          <style:tab-stop style:position="0.72cm"/>
        </style:tab-stops>
      </style:paragraph-properties>
      <style:text-properties style:font-name="Arial" fo:font-size="11pt" officeooo:rsid="000d06bc" officeooo:paragraph-rsid="00248418" style:font-size-asian="11pt" style:font-size-complex="11pt"/>
    </style:style>
    <style:style style:name="P11" style:family="paragraph" style:parent-style-name="Standard">
      <style:paragraph-properties fo:line-height="100%">
        <style:tab-stops>
          <style:tab-stop style:position="0.72cm"/>
        </style:tab-stops>
      </style:paragraph-properties>
      <style:text-properties style:font-name="Arial" fo:font-size="11pt" officeooo:rsid="000d06bc" officeooo:paragraph-rsid="0028cf95" style:font-size-asian="11pt" style:font-size-complex="11pt"/>
    </style:style>
    <style:style style:name="P12" style:family="paragraph" style:parent-style-name="Standard">
      <style:paragraph-properties fo:line-height="100%">
        <style:tab-stops>
          <style:tab-stop style:position="0.72cm"/>
        </style:tab-stops>
      </style:paragraph-properties>
      <style:text-properties style:font-name="Arial" fo:font-size="11pt" officeooo:rsid="000d06bc" officeooo:paragraph-rsid="002a73d5" style:font-size-asian="11pt" style:font-size-complex="11pt"/>
    </style:style>
    <style:style style:name="P13" style:family="paragraph" style:parent-style-name="Standard">
      <style:paragraph-properties fo:line-height="100%">
        <style:tab-stops>
          <style:tab-stop style:position="0.72cm"/>
        </style:tab-stops>
      </style:paragraph-properties>
      <style:text-properties style:font-name="Arial" fo:font-size="11pt" officeooo:rsid="000d06bc" officeooo:paragraph-rsid="002f169e" style:font-size-asian="11pt" style:font-size-complex="11pt"/>
    </style:style>
    <style:style style:name="P14" style:family="paragraph" style:parent-style-name="Standard">
      <style:paragraph-properties fo:line-height="100%">
        <style:tab-stops>
          <style:tab-stop style:position="0.72cm"/>
        </style:tab-stops>
      </style:paragraph-properties>
      <style:text-properties style:font-name="Arial" fo:font-size="11pt" officeooo:rsid="000d06bc" officeooo:paragraph-rsid="002eaab1" style:font-size-asian="11pt" style:font-size-complex="11pt"/>
    </style:style>
    <style:style style:name="P15" style:family="paragraph" style:parent-style-name="Standard">
      <style:paragraph-properties fo:line-height="100%">
        <style:tab-stops>
          <style:tab-stop style:position="0.72cm"/>
        </style:tab-stops>
      </style:paragraph-properties>
      <style:text-properties style:font-name="Arial" fo:font-size="11pt" officeooo:rsid="000d06bc" officeooo:paragraph-rsid="0030a106" style:font-size-asian="11pt" style:font-size-complex="11pt"/>
    </style:style>
    <style:style style:name="P16" style:family="paragraph" style:parent-style-name="Standard">
      <style:paragraph-properties fo:line-height="100%">
        <style:tab-stops>
          <style:tab-stop style:position="0.72cm"/>
        </style:tab-stops>
      </style:paragraph-properties>
      <style:text-properties style:font-name="Arial" fo:font-size="11pt" officeooo:rsid="000d06bc" officeooo:paragraph-rsid="0031340c" style:font-size-asian="11pt" style:font-size-complex="11pt"/>
    </style:style>
    <style:style style:name="P17" style:family="paragraph" style:parent-style-name="Standard" style:list-style-name="L1">
      <style:paragraph-properties fo:line-height="100%">
        <style:tab-stops>
          <style:tab-stop style:position="0.72cm"/>
        </style:tab-stops>
      </style:paragraph-properties>
      <style:text-properties style:font-name="Arial" fo:font-size="11pt" officeooo:rsid="000d06bc" officeooo:paragraph-rsid="0030a106" style:font-size-asian="11pt" style:font-size-complex="11pt"/>
    </style:style>
    <style:style style:name="P18" style:family="paragraph" style:parent-style-name="Standard" style:list-style-name="L1">
      <style:paragraph-properties fo:line-height="100%">
        <style:tab-stops>
          <style:tab-stop style:position="0.72cm"/>
        </style:tab-stops>
      </style:paragraph-properties>
      <style:text-properties style:font-name="Arial" fo:font-size="11pt" officeooo:rsid="000d06bc" officeooo:paragraph-rsid="003173de" style:font-size-asian="11pt" style:font-size-complex="11pt"/>
    </style:style>
    <style:style style:name="P19" style:family="paragraph" style:parent-style-name="Standard" style:list-style-name="L2">
      <style:paragraph-properties fo:line-height="100%">
        <style:tab-stops>
          <style:tab-stop style:position="0.72cm"/>
        </style:tab-stops>
      </style:paragraph-properties>
      <style:text-properties style:font-name="Arial" fo:font-size="11pt" officeooo:rsid="000d06bc" officeooo:paragraph-rsid="0031340c" style:font-size-asian="11pt" style:font-size-complex="11pt"/>
    </style:style>
    <style:style style:name="P20" style:family="paragraph" style:parent-style-name="Standard" style:list-style-name="L2">
      <style:paragraph-properties fo:line-height="100%">
        <style:tab-stops>
          <style:tab-stop style:position="0.72cm"/>
        </style:tab-stops>
      </style:paragraph-properties>
      <style:text-properties style:font-name="Arial" fo:font-size="11pt" officeooo:rsid="000d06bc" officeooo:paragraph-rsid="003173de" style:font-size-asian="11pt" style:font-size-complex="11pt"/>
    </style:style>
    <style:style style:name="P21" style:family="paragraph" style:parent-style-name="Standard">
      <style:paragraph-properties fo:line-height="100%">
        <style:tab-stops>
          <style:tab-stop style:position="0.72cm"/>
        </style:tab-stops>
      </style:paragraph-properties>
      <style:text-properties style:font-name="Arial" fo:font-size="11pt" officeooo:rsid="000d06bc" officeooo:paragraph-rsid="003173de" style:font-size-asian="11pt" style:font-size-complex="11pt"/>
    </style:style>
    <style:style style:name="P22" style:family="paragraph" style:parent-style-name="Standard">
      <style:paragraph-properties fo:line-height="100%">
        <style:tab-stops>
          <style:tab-stop style:position="0.72cm"/>
        </style:tab-stops>
      </style:paragraph-properties>
      <style:text-properties style:font-name="Arial" fo:font-size="11pt" officeooo:rsid="000d06bc" officeooo:paragraph-rsid="0033937d" style:font-size-asian="11pt" style:font-size-complex="11pt"/>
    </style:style>
    <style:style style:name="P23" style:family="paragraph" style:parent-style-name="Standard">
      <style:paragraph-properties fo:line-height="100%" fo:text-align="justify" style:justify-single-word="false">
        <style:tab-stops>
          <style:tab-stop style:position="0.72cm"/>
        </style:tab-stops>
      </style:paragraph-properties>
      <style:text-properties style:font-name="Arial" fo:font-size="11pt" officeooo:rsid="000d06bc" officeooo:paragraph-rsid="002a73d5" style:font-size-asian="11pt" style:font-size-complex="11pt"/>
    </style:style>
    <style:style style:name="P24" style:family="paragraph" style:parent-style-name="Standard">
      <style:paragraph-properties fo:line-height="100%">
        <style:tab-stops>
          <style:tab-stop style:position="0.72cm"/>
        </style:tab-stops>
      </style:paragraph-properties>
      <style:text-properties style:font-name="Arial" fo:font-size="11pt" style:text-underline-style="none" officeooo:rsid="000d06bc" officeooo:paragraph-rsid="001804b8" style:font-size-asian="11pt" style:font-size-complex="11pt"/>
    </style:style>
    <style:style style:name="P25" style:family="paragraph" style:parent-style-name="Standard">
      <style:paragraph-properties fo:line-height="100%">
        <style:tab-stops>
          <style:tab-stop style:position="0.72cm"/>
        </style:tab-stops>
      </style:paragraph-properties>
      <style:text-properties style:font-name="Arial" fo:font-size="11pt" style:text-underline-style="none" officeooo:rsid="000d06bc" officeooo:paragraph-rsid="0033937d" style:font-size-asian="11pt" style:font-size-complex="11pt"/>
    </style:style>
    <style:style style:name="T1" style:family="text">
      <style:text-properties officeooo:rsid="00120e9c"/>
    </style:style>
    <style:style style:name="T2" style:family="text">
      <style:text-properties officeooo:rsid="00135d50"/>
    </style:style>
    <style:style style:name="T3" style:family="text">
      <style:text-properties officeooo:rsid="0013d021"/>
    </style:style>
    <style:style style:name="T4" style:family="text">
      <style:text-properties officeooo:rsid="0014e99b"/>
    </style:style>
    <style:style style:name="T5" style:family="text">
      <style:text-properties officeooo:rsid="001804b8"/>
    </style:style>
    <style:style style:name="T6" style:family="text">
      <style:text-properties officeooo:rsid="0019e1e3"/>
    </style:style>
    <style:style style:name="T7" style:family="text">
      <style:text-properties style:text-underline-style="solid" style:text-underline-width="auto" style:text-underline-color="font-color" officeooo:rsid="0019e1e3"/>
    </style:style>
    <style:style style:name="T8" style:family="text">
      <style:text-properties style:text-underline-style="solid" style:text-underline-width="auto" style:text-underline-color="font-color" officeooo:rsid="001804b8"/>
    </style:style>
    <style:style style:name="T9" style:family="text">
      <style:text-properties style:text-underline-style="solid" style:text-underline-width="auto" style:text-underline-color="font-color" officeooo:rsid="001d09ac"/>
    </style:style>
    <style:style style:name="T10" style:family="text">
      <style:text-properties officeooo:rsid="001b42a4"/>
    </style:style>
    <style:style style:name="T11" style:family="text">
      <style:text-properties officeooo:rsid="001d09ac"/>
    </style:style>
    <style:style style:name="T12" style:family="text">
      <style:text-properties fo:font-weight="bold" officeooo:rsid="001b42a4" style:font-weight-asian="bold" style:font-weight-complex="bold"/>
    </style:style>
    <style:style style:name="T13" style:family="text">
      <style:text-properties officeooo:rsid="00213f7a"/>
    </style:style>
    <style:style style:name="T14" style:family="text">
      <style:text-properties officeooo:rsid="00228e5e"/>
    </style:style>
    <style:style style:name="T15" style:family="text">
      <style:text-properties officeooo:rsid="00238daf"/>
    </style:style>
    <style:style style:name="T16" style:family="text">
      <style:text-properties officeooo:rsid="00248418"/>
    </style:style>
    <style:style style:name="T17" style:family="text">
      <style:text-properties officeooo:rsid="0024a1cd"/>
    </style:style>
    <style:style style:name="T18" style:family="text">
      <style:text-properties officeooo:rsid="002626d7"/>
    </style:style>
    <style:style style:name="T19" style:family="text">
      <style:text-properties officeooo:rsid="0028cf95"/>
    </style:style>
    <style:style style:name="T20" style:family="text">
      <style:text-properties officeooo:rsid="002a73d5"/>
    </style:style>
    <style:style style:name="T21" style:family="text">
      <style:text-properties officeooo:rsid="002b7ae9"/>
    </style:style>
    <style:style style:name="T22" style:family="text">
      <style:text-properties officeooo:rsid="002bf0e9"/>
    </style:style>
    <style:style style:name="T23" style:family="text">
      <style:text-properties officeooo:rsid="002da189"/>
    </style:style>
    <style:style style:name="T24" style:family="text">
      <style:text-properties officeooo:rsid="002dc395"/>
    </style:style>
    <style:style style:name="T25" style:family="text">
      <style:text-properties officeooo:rsid="002dd643"/>
    </style:style>
    <style:style style:name="T26" style:family="text">
      <style:text-properties officeooo:rsid="002eaab1"/>
    </style:style>
    <style:style style:name="T27" style:family="text">
      <style:text-properties officeooo:rsid="002eb7c1"/>
    </style:style>
    <style:style style:name="T28" style:family="text">
      <style:text-properties officeooo:rsid="002f169e"/>
    </style:style>
    <style:style style:name="T29" style:family="text">
      <style:text-properties officeooo:rsid="0030a106"/>
    </style:style>
    <style:style style:name="T30" style:family="text">
      <style:text-properties officeooo:rsid="0030f29c"/>
    </style:style>
    <style:style style:name="T31" style:family="text">
      <style:text-properties officeooo:rsid="0031340c"/>
    </style:style>
    <style:style style:name="T32" style:family="text">
      <style:text-properties officeooo:rsid="003173de"/>
    </style:style>
    <style:style style:name="T33" style:family="text">
      <style:text-properties officeooo:rsid="0032ef8a"/>
    </style:style>
    <style:style style:name="T34" style:family="text">
      <style:text-properties officeooo:rsid="0033937d"/>
    </style:style>
    <style:style style:name="T35" style:family="text">
      <style:text-properties officeooo:rsid="0034fb78"/>
    </style:style>
    <style:style style:name="T36" style:family="text">
      <style:text-properties officeooo:rsid="0035be3a"/>
    </style:style>
    <style:style style:name="T37" style:family="text">
      <style:text-properties officeooo:rsid="0036827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Program:</text:p>
      <text:p text:style-name="P3"/>
      <text:p text:style-name="P3">Installation</text:p>
      <text:p text:style-name="P3"><text:tab/><text:span text:style-name="T1">Requirements</text:span></text:p>
      <text:p text:style-name="P3">Quick start:</text:p>
      <text:p text:style-name="P3">Technical Details: </text:p>
      <text:p text:style-name="P3">Usage:<text:line-break/><text:tab/><text:span text:style-name="T15">Opening and Saving files.</text:span></text:p>
      <text:p text:style-name="P3"><text:span text:style-name="T15"><text:tab/>Objects/Categories</text:span></text:p>
      <text:p text:style-name="P3"><text:span text:style-name="T15"><text:tab/>Bbox-Types</text:span></text:p>
      <text:p text:style-name="P3"><text:span text:style-name="T15"><text:tab/>Creating a Bbbox</text:span></text:p>
      <text:p text:style-name="P3"><text:span text:style-name="T15"><text:tab/>Use of keyBoxes</text:span></text:p>
      <text:p text:style-name="P4"><text:tab/>Keyboard shortcuts</text:p>
      <text:p text:style-name="P4"><text:tab/>.</text:p>
      <text:p text:style-name="P5"><text:span text:style-name="T1">Appendix:</text:span></text:p>
      <text:p text:style-name="P5"><text:span text:style-name="T1"><text:tab/>Supported File Formats:<text:line-break/><text:tab/>Known Bugs.</text:span></text:p>
      <text:p text:style-name="P5"><text:span text:style-name="T1"><text:tab/>Loss of Information on Data Conversion</text:span></text:p>
      <text:p text:style-name="P3"/>
      <text:p text:style-name="P3"/>
      <text:p text:style-name="P3"/>
      <text:p text:style-name="P3"/>
      <text:p text:style-name="P3">#########</text:p>
      <text:p text:style-name="P3">Technical Details:</text:p>
      <text:p text:style-name="P3"/>
      <text:p text:style-name="P3">Requirements: </text:p>
      <text:p text:style-name="P3"><text:tab/>hardware: </text:p>
      <text:p text:style-name="P3"><text:tab/>Software(Libraries)</text:p>
      <text:p text:style-name="P3"/>
      <text:p text:style-name="P3">Supported File Formats:</text:p>
      <text:p text:style-name="P3"><text:tab/>Video:<text:line-break/><text:tab/>Tracking: </text:p>
      <text:p text:style-name="P3"/>
      <text:p text:style-name="P3"/>
      <text:p text:style-name="P3"/>
      <text:p text:style-name="P6"><text:span text:style-name="T13">The Program:</text:span></text:p>
      <text:p text:style-name="P6"><text:span text:style-name="T13">TrackIt is a program to enable users to easily applying bounding boxes on video Files. Videos are opened with the use of the OpenCV framework, painting Bboxes is done via the QT Framework and OpenGL. </text:span><text:span text:style-name="T33">Keyboard shortcuts </text:span><text:span text:style-name="T34">add to efficient working and Data manipulation. All used file-formats are well-documented. We hope we created an easy-to-use, reliable and robust program.</text:span></text:p>
      <text:p text:style-name="P6"><text:span text:style-name="T13"/></text:p>
      <text:p text:style-name="P6"><text:span text:style-name="T11"/></text:p>
      <text:p text:style-name="P9"><text:span text:style-name="T11"><text:tab/></text:span></text:p>
      <text:p text:style-name="P9"><text:span text:style-name="T10"><text:tab/></text:span></text:p>
      <text:p text:style-name="P4"><text:span text:style-name="T15">Using TrackIt:<text:line-break/><text:tab/></text:span><text:span text:style-name="T16">TODO: The TrackIt window:</text:span></text:p>
      <text:p text:style-name="P4"><text:span text:style-name="T16"/></text:p>
      <text:p text:style-name="P4"><text:span text:style-name="T15"><text:tab/>Starting TrackIt:</text:span></text:p>
      <text:p text:style-name="P4"><text:span text:style-name="T15"><text:tab/><text:tab/>Under Linux we recommend starting TrackIt from a terminal, as the underlying OpenCV Framework and it's video codecs might dump useful information to standard output.</text:span><text:span text:style-name="T5"> </text:span><text:span text:style-name="T16">Todo: Unter windows.</text:span></text:p>
      <text:p text:style-name="P10"><text:span text:style-name="T16"><text:tab/></text:span></text:p>
      <text:p text:style-name="P10"><text:span text:style-name="T16"><text:tab/>Opening Video Files:</text:span></text:p>
      <text:p text:style-name="P10"><text:span text:style-name="T16"><text:tab/><text:tab/>Most likely you'll start with a video file containing some features you want to track manually: Press „File-&gt; Open Video“ and a file dialog window will appear. Choose your video file and press open. </text:span><text:span text:style-name="T17">You will be provided with a standard </text:span><text:span text:style-name="T18">category and </text:span><text:span text:style-name="T17">object, </text:span><text:span text:style-name="T18">so you can just start creating Bboxes.<text:line-break/></text:span><text:soft-page-break/><text:span text:style-name="T19">&lt;&lt;</text:span><text:span text:style-name="T18">&lt;&lt;Tip: FFMpeg, the underlyling video decoder used by TrackIt might in some cases dump information about wrongly encoded video files to console. Some of them may result in your tracking results to be not in sync <text:s/></text:span><text:span text:style-name="T19">with the actual video data. Hence we recommend starting TrackIt in a Terminal&gt;&gt;&gt;&gt;</text:span></text:p>
      <text:p text:style-name="P10"><text:span text:style-name="T19"><text:tab/></text:span></text:p>
      <text:p text:style-name="P11"><text:span text:style-name="T19"><text:tab/>Opening &amp; importing Tracking Data Files</text:span></text:p>
      <text:p text:style-name="P12"><text:span text:style-name="T19"><text:tab/><text:tab/>TrackIt supports various types of Tracking data, ViPER being one of the most commonly used ones. To open a Data file, click File-&gt; Open and choose your .btd file. If you want to open other files, such as .bb or a ViPER .xml file, you must use File-&gt;Import. After opening a data file, TrackIt will automatically </text:span><text:span text:style-name="T20">look</text:span><text:span text:style-name="T19"> for a </text:span><text:span text:style-name="T20">video file with the same file name or a video file name specified in the meta data of a ViPER file and try to open it. </text:span></text:p>
      <text:p text:style-name="P12"><text:span text:style-name="T20"/></text:p>
      <text:p text:style-name="P12"><text:span text:style-name="T20"><text:tab/>Creating a Bbox</text:span></text:p>
      <text:p text:style-name="P23"><text:span text:style-name="T20"><text:tab/><text:tab/>Suppose we have an object we want to track and we see it displayed in the video window in the actual frame. To create a Bbox, simply click the green Bbox-button </text:span><text:span text:style-name="T21">in the left <text:s/>menu, and your cursor will turn to a crosshair when it's in the video window. Now simply left-click and while holding the mouse button down, drag a bounding box around your desired object. Does not look exactly as you wanted? On the points of the activated bounding box, called „handles“ in the corners and the middles of </text:span><text:span text:style-name="T22">its edges. With those handles you can adjust the size of the keybox. By clicking at the edges and holding your mouse button down, you can also change its position. Now you can click one frame further, and track your object the same way in the next frame. By clicking at any Bbox in the window it will be marked as activated (it's frame will become thicker) and you will be able to manipulate it. </text:span><text:span text:style-name="T23">In the Data you see that the marking &lt;&lt;todo: besserer begriff&gt;&gt; will automatically jump to the right category and object, showing to which object the bounding Box belongs to.</text:span></text:p>
      <text:p text:style-name="P23"><text:span text:style-name="T22"><text:tab/></text:span></text:p>
      <text:p text:style-name="P23"><text:span text:style-name="T22"><text:tab/>Types of Bboxes</text:span></text:p>
      <text:p text:style-name="P23"><text:span text:style-name="T22"><text:tab/></text:span><text:span text:style-name="T24"><text:tab/>There is not only one kind of Bounding Boxes, so here are some more you might use.</text:span></text:p>
      <text:p text:style-name="P23"><text:span text:style-name="T22"><text:tab/><text:tab/>Single Bbox: </text:span><text:span text:style-name="T24">Green Bboxes are the most normal, „single“ bboxes, valid for one frame, like <text:s/>the one you encountered in your example above.</text:span></text:p>
      <text:p text:style-name="P23"><text:span text:style-name="T22"><text:tab/><text:tab/>Key Bbox: </text:span><text:span text:style-name="T24">Key Bboxes are a concept to make </text:span><text:span text:style-name="T25">it easier tracking </text:span><text:span text:style-name="T30">an object's </text:span><text:span text:style-name="T25">linear move</text:span><text:span text:style-name="T30">ment. It will be explained thoroughly in part &lt;&lt;&lt;TODO &gt;&gt;&gt;</text:span></text:p>
      <text:p text:style-name="P23"><text:span text:style-name="T22"><text:tab/><text:tab/>Virtual Keyboxes. </text:span><text:span text:style-name="T30">Virtual Bboxes are bounding boxes, that are linearly interpolated. Between a normal Bbox and a key-Bbox. </text:span><text:span text:style-name="T31">You can not directly manipulate a Virtual Box, but you can convert it to a Key- and SINGLE Bboxes.</text:span></text:p>
      <text:p text:style-name="P12"><text:span text:style-name="T20"/></text:p>
      <text:p text:style-name="P16"><text:span text:style-name="T31"><text:tab/>Creating a Key </text:span><text:span text:style-name="T35">Bboxes and interpolated „virtual“ Frames:</text:span></text:p>
      <text:p text:style-name="P16"><text:span text:style-name="T35"><text:tab/><text:tab/>If you have a long linear movement of </text:span><text:span text:style-name="T36">an object, you can use key-Bboxes. The space between the last frame and the Key-BBox will be defined as „virtual“ frames, which appear in violet. </text:span><text:span text:style-name="T37">To </text:span></text:p>
      <text:p text:style-name="P12"><text:span text:style-name="T20">A</text:span>ppendix: <text:line-break/><text:tab/>File Formats (in EBNF):</text:p>
      <text:p text:style-name="P12"><text:tab/><text:tab/><text:span text:style-name="T29">TrackIt supports a variety of file formats.</text:span></text:p>
      <text:p text:style-name="P12"><text:tab/><text:span text:style-name="T28"><text:tab/>Currently supported file Formats include:</text:span></text:p>
      <text:p text:style-name="P12"><text:span text:style-name="T28"><text:tab/><text:tab/><text:tab/>.bb, .btd, ViPER .xml<text:tab/>(todo: fix me)</text:span></text:p>
      <text:p text:style-name="P15"><text:span text:style-name="T28"><text:tab/><text:tab/>However, not all file formats support all features of the other file formats or our program, </text:span><text:span text:style-name="T29">loss of information may occur. There is never any loss of Bbox information though.</text:span><text:span text:style-name="T28">. </text:span></text:p>
      <text:p text:style-name="P12"><text:span text:style-name="T28"><text:tab/><text:tab/>This table shows which file formats support which features, the features being listed as:</text:span></text:p>
      <text:p text:style-name="P21"><text:span text:style-name="T28"><text:tab/><text:tab/><text:tab/><text:tab/></text:span></text:p>
      <text:list xml:id="list192536246" text:style-name="L1">
        <text:list-item>
          <text:list>
            <text:list-item>
              <text:list>
                <text:list-item>
                  <text:list>
                    <text:list-item>
                      <text:p text:style-name="P18"><text:span text:style-name="T29">Categories: One or more objects may be put together in a category tab. </text:span><text:span text:style-name="T32">So that it's easier to group objects.</text:span></text:p>
                    </text:list-item>
                    <text:list-item>
                      <text:p text:style-name="P17"><text:span text:style-name="T29">Named categories: Not only grouping information is saved, but also an identifier to each group, like „car“ and „persons“, or „animals“.</text:span></text:p>
                    </text:list-item>
                  </text:list>
                </text:list-item>
              </text:list>
            </text:list-item>
          </text:list>
        </text:list-item>
      </text:list>
      <text:list xml:id="list718726540" text:style-name="L2">
        <text:list-item>
          <text:list>
            <text:list-item>
              <text:list>
                <text:list-item>
                  <text:list>
                    <text:list-item>
                      <text:p text:style-name="P19"><text:span text:style-name="T31">Object names: Give Objects name instead of just a random number within their group.</text:span></text:p>
                    </text:list-item>
                    <text:list-item>
                      <text:p text:style-name="P19"><text:span text:style-name="T31">Keyframes: Supports saving of key</text:span><text:span text:style-name="T32">bboxes</text:span><text:span text:style-name="T31"> and linearly interpolating in between them. If </text:span><text:span text:style-name="T32">not possible to save keybboxes, these and their associated virtual Bboxes will be converted to single Bboxes.</text:span></text:p>
                    </text:list-item>
                    <text:list-item>
                      <text:p text:style-name="P20"><text:soft-page-break/><text:span text:style-name="T32">RLE: Todo: Run-length-encoding.</text:span></text:p>
                    </text:list-item>
                  </text:list>
                </text:list-item>
              </text:list>
            </text:list-item>
          </text:list>
        </text:list-item>
      </text:list>
      <text:p text:style-name="P12"><text:span text:style-name="T29"/></text:p>
      <text:p text:style-name="P12"><text:span text:style-name="T29"><text:tab/></text:span><text:span text:style-name="T32">&lt;&lt;&lt; INSERT TABLE HERE&gt;&gt;&gt;</text:span></text:p>
      <text:p text:style-name="P12"><text:span text:style-name="T29"><text:tab/>.btd: <text:tab/>Btd (Binary tracking data) is our own qt-datastructure based Data format, which can best be read using QT (TODO) and adapting our source code. (see developer doc) (TODO: gibt’s überhaupt ne devel doku.)</text:span></text:p>
      <text:p text:style-name="P12"><text:tab/></text:p>
      <text:p text:style-name="P13"><text:tab/><text:span text:style-name="T28">ViPER xml file: Open-standard xml document format also used by the ViPER-toolkit (see </text:span><text:a xlink:type="simple" xlink:href="http://viper-toolkit.sourceforge.net/"><text:span text:style-name="T28">http://viper-toolkit.sourceforge.net/</text:span></text:a><text:span text:style-name="T28">) This file format is more thoroughly described also in htis link: </text:span><text:a xlink:type="simple" xlink:href="http://viper-toolkit.sourceforge.net/docs/file/"><text:span text:style-name="T28">http://viper-toolkit.sourceforge.net/docs/file/</text:span></text:a></text:p>
      <text:p text:style-name="P13"/>
      <text:p text:style-name="P12"/>
      <text:p text:style-name="P12"><text:tab/><text:span text:style-name="T28">BB Files: </text:span></text:p>
      <text:p text:style-name="P3"><text:tab/><text:span text:style-name="T26">BBFILE ::= <text:tab/>NUMBER „\n“ <text:s text:c="8"/><text:tab/><text:tab/>// Number of frames in video</text:span></text:p>
      <text:p text:style-name="P14"><text:span text:style-name="T26"><text:tab/><text:tab/><text:tab/><text:tab/>LIST_OF_FRAMES<text:tab/><text:tab/>//consecutive list of all frames.</text:span></text:p>
      <text:p text:style-name="P3"><text:span text:style-name="T26"><text:tab/>LIST_OF_FRAMES ::=<text:tab/>NUMBER „\n“</text:span></text:p>
      <text:p text:style-name="P3"><text:span text:style-name="T26"><text:tab/><text:tab/><text:tab/><text:tab/><text:tab/>(OBJECT_DEFINITION | \eps)<text:tab/></text:span></text:p>
      <text:p text:style-name="P3"><text:span text:style-name="T26"><text:tab/>OBJECT_DEFINITION ::=<text:tab/>NUMBER „\n“<text:tab/>//Number of Objects in frame.</text:span></text:p>
      <text:p text:style-name="P3"><text:span text:style-name="T26"><text:tab/><text:tab/><text:tab/><text:tab/><text:tab/><text:tab/>(LIST_OF_BBOX | \eps)<text:tab/>// The </text:span><text:span text:style-name="T27">si</text:span><text:span text:style-name="T26">ze of LIST_OF_BBOXES is the number of frames it appears in after the first frame.</text:span></text:p>
      <text:p text:style-name="P14"><text:span text:style-name="T26"><text:tab/>LIST_OF_BBOX ::= <text:tab/>BBOX „\n“</text:span></text:p>
      <text:p text:style-name="P14"><text:span text:style-name="T26"><text:tab/><text:tab/><text:tab/><text:tab/><text:tab/>LIST_OF_BBOX</text:span></text:p>
      <text:p text:style-name="P14"><text:span text:style-name="T26"><text:tab/><text:tab/><text:tab/><text:tab/><text:tab/> | BBOX „\n“</text:span></text:p>
      <text:p text:style-name="P14"><text:span text:style-name="T26"><text:tab/>BBOX ::= <text:tab/><text:tab/>NUMBER „ „ NUMBER „ „ NUMBER „ „ NUMBER</text:span></text:p>
      <text:p text:style-name="P14"><text:span text:style-name="T26"><text:tab/><text:tab/><text:tab/><text:tab/>// first number: Distance in pixels to top border of video</text:span></text:p>
      <text:p text:style-name="P14"><text:span text:style-name="T26"><text:tab/><text:tab/><text:tab/><text:tab/>// second number: Distance in pixels to the left border.</text:span></text:p>
      <text:p text:style-name="P14"><text:span text:style-name="T26"><text:tab/><text:tab/><text:tab/><text:tab/>// third number: Width in pixels. </text:span></text:p>
      <text:p text:style-name="P14"><text:span text:style-name="T26"><text:tab/><text:tab/><text:tab/><text:tab/>// fourth number: Height in Pixels.</text:span></text:p>
      <text:p text:style-name="P14"><text:span text:style-name="T26"><text:tab/>NUMBER ::= NUMBER NUMBER | „0“ | „1“ | … | „8“ | „9“ </text:span></text:p>
      <text:p text:style-name="P3"><text:span text:style-name="T26"/></text:p>
      <text:p text:style-name="P3"><text:span text:style-name="T1">Known Bugs:</text:span></text:p>
      <text:p text:style-name="P3"><text:span text:style-name="T1"><text:tab/><text:tab/>Video is not corresponding to opened Tracking Data File:</text:span></text:p>
      <text:p text:style-name="P5"><text:span text:style-name="T1"><text:tab/><text:tab/>or: [mpeg2video @ 0x4950db0]warning: first frame is no keyframe<text:line-break/><text:tab/><text:tab/>This might happen because the first frame is no keyframe, and the underlying Video decoder that is used by OpenCV </text:span><text:span text:style-name="T2">shows the first keyframe it is able to decode.</text:span></text:p>
      <text:p text:style-name="P3"><text:tab/>Tabelle von Datenverlusten.</text:p>
      <text:p text:style-name="P3"><text:tab/></text:p>
      <text:p text:style-name="P3"/>
      <text:p text:style-name="P3"/>
      <text:p text:style-name="P22"><text:span text:style-name="T13"/></text:p>
      <text:p text:style-name="P22"><text:span text:style-name="T5">Usage: <text:s text:c="2"/></text:span><text:span text:style-name="T8">Keyboard Shortcuts</text:span></text:p>
      <text:p text:style-name="P22"><text:span text:style-name="T8"/></text:p>
      <text:p text:style-name="P25"><text:span text:style-name="T5"><text:tab/></text:span><text:span text:style-name="T9">File Actions:</text:span></text:p>
      <text:p text:style-name="P22"><text:span text:style-name="T5"><text:tab/>Open Data File: <text:tab/><text:tab/>Ctrl+O</text:span></text:p>
      <text:p text:style-name="P22"><text:span text:style-name="T5"><text:tab/>Open Video File:<text:tab/><text:tab/>Ctrl+Shift+O</text:span></text:p>
      <text:p text:style-name="P22"><text:span text:style-name="T5"><text:tab/>Save Data File: <text:tab/><text:tab/>Ctrl+S</text:span></text:p>
      <text:p text:style-name="P22"><text:span text:style-name="T5"><text:tab/>Save Data as:<text:tab/><text:tab/>Ctrl+Shift</text:span><text:span text:style-name="T6">+S</text:span></text:p>
      <text:p text:style-name="P22"><text:span text:style-name="T5"><text:tab/></text:span><text:span text:style-name="T6">Import Data: <text:tab/><text:tab/><text:tab/>Ctrl+I</text:span></text:p>
      <text:p text:style-name="P22"><text:span text:style-name="T6"><text:tab/>Export Data: <text:tab/><text:tab/><text:tab/>Ctrl+E</text:span></text:p>
      <text:p text:style-name="P22"><text:span text:style-name="T6"><text:tab/>Quit Program:<text:tab/><text:tab/>Ctrl+Q</text:span></text:p>
      <text:p text:style-name="P22"><text:span text:style-name="T6"/></text:p>
      <text:p text:style-name="P22"><text:span text:style-name="T6"><text:tab/></text:span><text:span text:style-name="T7">Movie/</text:span><text:span text:style-name="T9">Data Actions:</text:span></text:p>
      <text:p text:style-name="P22"><text:span text:style-name="T6"><text:tab/>Play/Pause: <text:tab/><text:tab/><text:tab/>Space</text:span></text:p>
      <text:p text:style-name="P22"><text:span text:style-name="T6"><text:tab/>Next Frame:<text:tab/><text:tab/><text:tab/></text:span><text:span text:style-name="T10">Cursor Right, <text:tab/>D, <text:tab/>L</text:span></text:p>
      <text:p text:style-name="P22"><text:span text:style-name="T10"><text:tab/>Previous Frame:<text:tab/><text:tab/>Cursor Left, <text:tab/><text:tab/>A,<text:tab/>J</text:span></text:p>
      <text:p text:style-name="P22"><text:span text:style-name="T10"><text:tab/>Next Keyframe:<text:tab/><text:tab/>Ctrl+Cursor Right, Ctrl+D, Ctrl+L</text:span></text:p>
      <text:p text:style-name="P22"><text:span text:style-name="T10"><text:tab/>Previous Keyframe:<text:tab/><text:tab/>Ctrl+Cursor Left, <text:s/>Ctrl+A, <text:s/>Ctrl+J</text:span></text:p>
      <text:p text:style-name="P22"><text:soft-page-break/><text:span text:style-name="T10"><text:tab/>Next Category: <text:tab/><text:tab/>E,<text:tab/><text:tab/><text:tab/>O, <text:tab/>Page Up</text:span></text:p>
      <text:p text:style-name="P22"><text:span text:style-name="T10"><text:tab/>Previous Category:<text:tab/><text:tab/>Q, <text:tab/><text:tab/><text:tab/>U, <text:tab/>Page Down</text:span></text:p>
      <text:p text:style-name="P22"><text:span text:style-name="T10"><text:tab/>Next Object:<text:tab/><text:tab/><text:tab/>Cursor Down, <text:tab/>S,<text:tab/>K</text:span></text:p>
      <text:p text:style-name="P22"><text:span text:style-name="T10"><text:tab/>Previous Object:<text:tab/><text:tab/>Cursor Up, <text:tab/><text:tab/>W,<text:tab/>I</text:span></text:p>
      <text:p text:style-name="P22"><text:span text:style-name="T10"><text:tab/>Create New BBox:<text:tab/><text:tab/>Insert, <text:tab/><text:tab/>R,<text:tab/>Z</text:span></text:p>
      <text:p text:style-name="P22"><text:span text:style-name="T10"><text:tab/>Create New </text:span><text:span text:style-name="T12">Key</text:span><text:span text:style-name="T10"> BBox:<text:tab/>Shift+Insert,<text:tab/><text:tab/>F,<text:tab/>H</text:span></text:p>
      <text:p text:style-name="P22"><text:span text:style-name="T10"><text:tab/></text:span><text:span text:style-name="T11">Delete Marked BBox:<text:tab/>Del</text:span></text:p>
      <text:p text:style-name="P22"><text:span text:style-name="T11"><text:tab/>Zoom in:<text:tab/><text:tab/><text:tab/>Ctrl+“+“</text:span></text:p>
      <text:p text:style-name="P22"><text:span text:style-name="T11"><text:tab/>Zoom out:<text:tab/><text:tab/><text:tab/>Ctrl+“-“</text:span></text:p>
      <text:p text:style-name="P22"><text:span text:style-name="T11"><text:tab/>Reset Zoom:<text:tab/><text:tab/><text:tab/>Ctrl+0 (it's a zero)</text:span></text:p>
      <text:p text:style-name="P22"><text:span text:style-name="T11"><text:tab/>Zoom to Fit:<text:tab/><text:tab/><text:tab/>Ctrl+Com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p </meta:initial-creator>
    <meta:creation-date>2013-01-30T01:51:53</meta:creation-date>
    <meta:printed-by>Hp </meta:printed-by>
    <meta:print-date>2013-02-11T18:10:10</meta:print-date>
    <dc:date>2013-02-18T00:52:21</dc:date>
    <dc:creator>Hp </dc:creator>
    <meta:editing-duration>PT296H03M35S</meta:editing-duration>
    <meta:editing-cycles>8</meta:editing-cycles>
    <meta:generator>OpenOffice.org/3.2$Unix OpenOffice.org_project/320m19$Build-9505</meta:generator>
    <meta:document-statistic meta:table-count="0" meta:image-count="0" meta:object-count="0" meta:page-count="4" meta:paragraph-count="108" meta:word-count="1212" meta:character-count="7366"/>
  </office:meta>
</office:document-meta>
</file>